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rel-width="100%" fo:margin-left="0in" table:align="left"/>
    </style:style>
    <style:style style:name="enrolledCourses_28_nhr_29_.A" style:display-name="enrolledCourses(nhr).A" style:family="table-column">
      <style:table-column-properties style:rel-column-width="8100*"/>
    </style:style>
    <style:style style:name="enrolledCourses_28_nhr_29_.B" style:display-name="enrolledCourses(nhr).B" style:family="table-column">
      <style:table-column-properties style:rel-column-width="1538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enrolledCoursesExtra_28_nhr_29_" style:display-name="enrolledCoursesExtra(nhr)" style:family="table">
      <style:table-properties style:rel-width="100%" fo:margin-left="0in" table:align="left"/>
    </style:style>
    <style:style style:name="enrolledCoursesExtra_28_nhr_29_.A" style:display-name="enrolledCoursesExtra(nhr).A" style:family="table-column">
      <style:table-column-properties style:rel-column-width="8100*"/>
    </style:style>
    <style:style style:name="enrolledCoursesExtra_28_nhr_29_.B" style:display-name="enrolledCoursesExtra(nhr).B" style:family="table-column">
      <style:table-column-properties style:rel-column-width="1538*"/>
    </style:style>
    <style:style style:name="enrolledCoursesExtra_28_nhr_29_.A1" style:display-name="enrolledCoursesExtra(nhr)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rel-width="100%" fo:margin-left="0in" table:align="left"/>
    </style:style>
    <style:style style:name="enrolledCoursesProp_28_nhr_29_.A" style:display-name="enrolledCoursesProp(nhr).A" style:family="table-column">
      <style:table-column-properties style:rel-column-width="8100*"/>
    </style:style>
    <style:style style:name="enrolledCoursesProp_28_nhr_29_.B" style:display-name="enrolledCoursesProp(nhr).B" style:family="table-column">
      <style:table-column-properties style:rel-column-width="1538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7" style:family="paragraph" style:parent-style-name="Standard">
      <style:paragraph-properties fo:margin-left="0in" fo:margin-right="0in" fo:margin-top="0in" fo:margin-bottom="0in" fo:line-height="0.2701in" fo:text-align="justify" style:justify-single-word="false" fo:text-indent="0in" style:auto-text-indent="false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</style:style>
    <style:style style:name="P9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.7035in" style:auto-text-indent="false" style:shadow="none">
        <style:tab-stops/>
      </style:paragraph-properties>
    </style:style>
    <style:style style:name="P10" style:family="paragraph" style:parent-style-name="Standard">
      <style:paragraph-properties fo:margin-left="0.5in" fo:margin-right="0in" fo:margin-top="0in" fo:margin-bottom="0in" fo:line-height="0.2799in" fo:text-align="justify" style:justify-single-word="false" fo:text-indent="0.2in" style:auto-text-indent="false" style:shadow="none"/>
      <style:text-properties fo:color="#000000" style:font-name="Courier New"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fo:line-height="0.2799in" fo:text-align="start" style:justify-single-word="false"/>
    </style:style>
    <style:style style:name="P1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3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5" style:family="paragraph" style:parent-style-name="Text_20_body">
      <style:paragraph-properties fo:margin-top="0in" fo:margin-bottom="0in" fo:line-height="0.2799in"/>
      <style:text-properties style:font-name="Courier New"/>
    </style:style>
    <style:style style:name="P16" style:family="paragraph" style:parent-style-name="Table_20_Contents">
      <style:paragraph-properties fo:margin-top="0in" fo:margin-bottom="0in" fo:line-height="0.25in"/>
      <style:text-properties style:font-name="Courier New"/>
    </style:style>
    <style:style style:name="P17" style:family="paragraph" style:parent-style-name="Table_20_Contents">
      <style:paragraph-properties fo:margin-top="0in" fo:margin-bottom="0in" fo:line-height="0.25in" fo:text-align="end" style:justify-single-word="false"/>
      <style:text-properties style:font-name="Courier New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5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urier" fo:font-size="12pt" fo:font-style="italic" style:font-size-asian="12pt" style:font-style-asian="italic"/>
    </style:style>
    <style:style style:name="T7" style:family="text">
      <style:text-properties fo:text-transform="uppercase"/>
    </style:style>
    <style:style style:name="T8" style:family="text">
      <style:text-properties fo:text-transform="uppercase" fo:color="#000000" style:font-name="Courier New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text-transform="uppercase"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hasPrice"/>
        <text:user-field-decl office:value-type="string" office:string-value="" text:name="hasPropaedeutics"/>
        <text:user-field-decl office:value-type="string" office:string-value="" text:name="isDetailed"/>
        <text:user-field-decl office:value-type="string" office:string-value="" text:name="hasOnlyOneCurricularYear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country.countryNationality"/>
        <text:user-field-decl office:value-type="string" office:string-value="" text:name="hasExtraCurricular"/>
        <text:user-field-decl office:value-type="string" office:string-value="" text:name="student.documentIdNumber"/>
        <text:user-field-decl office:value-type="string" office:string-value="" text:name="registrationCurricularYear"/>
      </text:user-field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5"><text:user-field-get text:name="coordinator.name"/></text:span><text:span text:style-name="T5">, Coordinator of </text:span><text:span text:style-name="T8"><text:user-field-get text:name="administrativeOfficeName"/></text:span><text:span text:style-name="T5"> of </text:span><text:span text:style-name="T8"><text:user-field-get text:name="institutionName"/></text:span><text:span text:style-name="T5">, </text:span><text:span text:style-name="T8"><text:user-field-get text:name="universityName"/></text:span></text:p>
      <text:p text:style-name="P10">CERTIFIES that,</text:p>
      <text:p text:style-name="P5"><text:span text:style-name="T7"><text:user-field-get text:name="student.name"/></text:span> </text:p>
      <text:p text:style-name="P6">with <text:user-field-get text:name="idDocType"/> No. <text:user-field-get text:name="student.documentIdNumber"/> </text:p>
      <text:p text:style-name="P6"><text:hidden-paragraph text:condition="ooow:parishOfBirth NEQ districtSubdivisionOfBirth"/>native of <text:user-field-get text:name="parishOfBirth"/></text:p>
      <text:p text:style-name="P6"><text:hidden-paragraph text:condition="ooow:parishOfBirth EQ districtSubdivisionOfBirth" text:is-hidden="true"/>native of <text:user-field-get text:name="parishOfBirth"/>, <text:user-field-get text:name="districtSubdivisionOfBirth"/></text:p>
      <text:p text:style-name="P6">and of <text:span text:style-name="T7"><text:user-field-get text:name="student.country.countryNationality"/></text:span> nationality </text:p>
      <text:p text:style-name="P8"><text:span text:style-name="T4"><text:conditional-text text:condition="ooow:isRegistered EQ &quot;true&quot;" text:string-value-if-true="is" text:string-value-if-false="was" text:current-value="true">was</text:conditional-text></text:span><text:span text:style-name="T4"> REGISTERED in the execution year of </text:span><text:span text:style-name="T4"><text:user-field-get text:name="schoolYear"/></text:span><text:span text:style-name="T4">, on the <text:s text:c="13"/></text:span><text:span text:style-name="T9"><text:user-field-get text:name="registrationCurricularYear"/></text:span><text:span text:style-name="T4"><text:hidden-text text:condition="ooow:hasOnlyOneCurricularYear EQ &quot;true&quot;" text:string-value=" curricular year, of the " text:is-hidden="true"> curricular year, of the </text:hidden-text></text:span><text:span text:style-name="T4"><text:user-field-get text:name="degreeDescription"/></text:span><text:span text:style-name="T4"><text:conditional-text text:condition="ooow:isDetailed EQ &quot;true&quot;" text:string-value-if-true=", in the following courses:" text:string-value-if-false="." text:current-value="true">.</text:conditional-text></text:span><text:soft-page-break/></text:p>
      <text:section text:style-name="Sect1" text:name="enrolledCourses" text:condition="ooow:isDetailed NEQ &quot;true&quot;" text:is-hidden="true" text:display="condition">
        <text:p text:style-name="Text_20_body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6">name</text:p>
              <text:p text:style-name="P16"/>
            </table:table-cell>
            <table:table-cell table:style-name="enrolledCourses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Extra" text:condition="ooow:hasExtraCurricular NEQ &quot;true&quot;" text:is-hidden="true" text:display="condition">
        <text:p text:style-name="P15">Extra-Curricular:</text:p>
        <table:table table:name="enrolledCoursesExtra(nhr)" table:style-name="enrolledCoursesExtra_28_nhr_29_">
          <table:table-column table:style-name="enrolledCoursesExtra_28_nhr_29_.A"/>
          <table:table-column table:style-name="enrolledCoursesExtra_28_nhr_29_.B"/>
          <table:table-row>
            <table:table-cell table:style-name="enrolledCoursesExtra_28_nhr_29_.A1" office:value-type="string">
              <text:p text:style-name="P16">name</text:p>
              <text:p text:style-name="P16"/>
            </table:table-cell>
            <table:table-cell table:style-name="enrolledCoursesExtra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Prop" text:condition="ooow:hasPropaedeutics NEQ &quot;true&quot;" text:is-hidden="true" text:display="condition">
        <text:p text:style-name="P15">Propaedeutic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6">name</text:p>
              <text:p text:style-name="P16"/>
            </table:table-cell>
            <table:table-cell table:style-name="enrolledCoursesProp_28_nhr_29_.A1" office:value-type="string">
              <text:p text:style-name="P17">ects</text:p>
              <text:p text:style-name="P17"/>
            </table:table-cell>
          </table:table-row>
        </table:table>
      </text:section>
      <text:p text:style-name="P12"/>
      <text:p text:style-name="P12"/>
      <text:p text:style-name="P12"><text:s text:c="36"/></text:p>
      <text:p text:style-name="P13"><text:user-field-get text:name="coordinator.name"/></text:p>
      <text:p text:style-name="P13">Coordinator of <text:user-field-get text:name="administrativeOfficeName"/></text:p>
      <text:p text:style-name="P14"/>
      <text:p text:style-name="P11"><text:span text:style-name="T6"><text:user-field-get text:name="institutionName"/></text:span><text:span text:style-name="T6">, Lisboa, on the </text:span><text:span text:style-name="T6"><text:date style:data-style-name="N120" text:date-value="2014-06-05T21:38:50.99">5 of June, 2014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1.2938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1">R</text:span><text:span text:style-name="MT1">ig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2:59</meta:creation-date>
    <meta:editing-duration>PT3H44M</meta:editing-duration>
    <meta:editing-cycles>50</meta:editing-cycles>
    <meta:generator>LibreOffice/3.5$Linux_X86_64 LibreOffice_project/350m1$Build-2</meta:generator>
    <dc:date>2014-06-05T21:38:51</dc:date>
    <meta:document-statistic meta:table-count="4" meta:image-count="0" meta:object-count="0" meta:page-count="2" meta:paragraph-count="23" meta:word-count="59" meta:character-count="413" meta:non-whitespace-character-count="249"/>
  </office:meta>
</office:document-meta>
</file>